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Planet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vy</text:p>
          </table:table-cell>
          <table:table-cell table:style-name="ce1" office:value-type="string" calcext:value-type="string">
            <text:p>vz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0.0000001652" calcext:value-type="float">
            <text:p>1.65E-07</text:p>
          </table:table-cell>
          <table:table-cell table:style-name="ce2" office:value-type="float" office:value="-0.388" calcext:value-type="float">
            <text:p>-3.88E-01</text:p>
          </table:table-cell>
          <table:table-cell table:style-name="ce2" office:value-type="float" office:value="-0.132" calcext:value-type="float">
            <text:p>-1.32E-01</text:p>
          </table:table-cell>
          <table:table-cell table:style-name="ce2" office:value-type="float" office:value="0.0247" calcext:value-type="float">
            <text:p>2.47E-02</text:p>
          </table:table-cell>
          <table:table-cell table:formula="of:=365*0.00337" office:value-type="float" office:value="1.23005" calcext:value-type="float">
            <text:p>1.23E+00</text:p>
          </table:table-cell>
          <table:table-cell table:formula="of:=365*(-0.02537)" office:value-type="float" office:value="-9.26005" calcext:value-type="float">
            <text:p>-9.26E+00</text:p>
          </table:table-cell>
          <table:table-cell table:formula="of:=365*(-0.00238)" office:value-type="float" office:value="-0.8687" calcext:value-type="float">
            <text:p>-8.69E-01</text:p>
          </table:table-cell>
        </table:table-row>
        <table:table-row table:style-name="ro1">
          <table:table-cell office:value-type="string" calcext:value-type="string">
            <text:p>Venus</text:p>
          </table:table-cell>
          <table:table-cell office:value-type="float" office:value="0.000002447" calcext:value-type="float">
            <text:p>2.45E-06</text:p>
          </table:table-cell>
          <table:table-cell table:style-name="ce2" table:formula="of:=0.349" office:value-type="float" office:value="0.349" calcext:value-type="float">
            <text:p>3.49E-01</text:p>
          </table:table-cell>
          <table:table-cell table:style-name="ce2" table:formula="of:=-0.6365" office:value-type="float" office:value="-0.6365" calcext:value-type="float">
            <text:p>-6.37E-01</text:p>
          </table:table-cell>
          <table:table-cell table:style-name="ce2" table:formula="of:=-0.0289" office:value-type="float" office:value="-0.0289" calcext:value-type="float">
            <text:p>-2.89E-02</text:p>
          </table:table-cell>
          <table:table-cell table:formula="of:=365*0.01766" office:value-type="float" office:value="6.4459" calcext:value-type="float">
            <text:p>6.45E+00</text:p>
          </table:table-cell>
          <table:table-cell table:formula="of:=365*0.00955" office:value-type="float" office:value="3.48575" calcext:value-type="float">
            <text:p>3.49E+00</text:p>
          </table:table-cell>
          <table:table-cell table:formula="of:=365*(-0.000888)" office:value-type="float" office:value="-0.32412" calcext:value-type="float">
            <text:p>-3.24E-01</text:p>
          </table:table-cell>
        </table:table-row>
        <table:table-row table:style-name="ro1">
          <table:table-cell office:value-type="string" calcext:value-type="string">
            <text:p>Earth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867035012789251" calcext:value-type="float">
            <text:p>8.67E-01</text:p>
          </table:table-cell>
          <table:table-cell office:value-type="float" office:value="0.497628625572009" calcext:value-type="float">
            <text:p>4.98E-01</text:p>
          </table:table-cell>
          <table:table-cell office:value-type="float" office:value="-0.000180504037752182" calcext:value-type="float">
            <text:p>-1.81E-04</text:p>
          </table:table-cell>
          <table:table-cell table:formula="of:=365*(-0.00882)" office:value-type="float" office:value="-3.2193" calcext:value-type="float">
            <text:p>-3.22E+00</text:p>
          </table:table-cell>
          <table:table-cell table:formula="of:=365*0.01488" office:value-type="float" office:value="5.4312" calcext:value-type="float">
            <text:p>5.43E+00</text:p>
          </table:table-cell>
          <table:table-cell table:formula="of:=365*(-0.00000095)" office:value-type="float" office:value="-0.00034675" calcext:value-type="float">
            <text:p>-3.47E-04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0.0000003226" calcext:value-type="float">
            <text:p>3.23E-07</text:p>
          </table:table-cell>
          <table:table-cell office:value-type="float" office:value="1.22311923110924" calcext:value-type="float">
            <text:p>1.22E+00</text:p>
          </table:table-cell>
          <table:table-cell office:value-type="float" office:value="-0.64418372560134" calcext:value-type="float">
            <text:p>-6.44E-01</text:p>
          </table:table-cell>
          <table:table-cell office:value-type="float" office:value="-0.0436621740998954" calcext:value-type="float">
            <text:p>-4.37E-02</text:p>
          </table:table-cell>
          <table:table-cell table:formula="of:=365*0.007094" office:value-type="float" office:value="2.58931" calcext:value-type="float">
            <text:p>2.59E+00</text:p>
          </table:table-cell>
          <table:table-cell table:formula="of:=365*0.01356" office:value-type="float" office:value="4.9494" calcext:value-type="float">
            <text:p>4.95E+00</text:p>
          </table:table-cell>
          <table:table-cell table:formula="of:=365*0.00011" office:value-type="float" office:value="0.04015" calcext:value-type="float">
            <text:p>4.02E-02</text:p>
          </table:table-cell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0.000954" calcext:value-type="float">
            <text:p>9.54E-04</text:p>
          </table:table-cell>
          <table:table-cell office:value-type="float" office:value="-5.42391423443578" calcext:value-type="float">
            <text:p>-5.42E+00</text:p>
          </table:table-cell>
          <table:table-cell office:value-type="float" office:value="-0.510852821205582" calcext:value-type="float">
            <text:p>-5.11E-01</text:p>
          </table:table-cell>
          <table:table-cell office:value-type="float" office:value="0.123422580527348" calcext:value-type="float">
            <text:p>1.23E-01</text:p>
          </table:table-cell>
          <table:table-cell table:formula="of:=365*0.00062" office:value-type="float" office:value="0.2263" calcext:value-type="float">
            <text:p>2.26E-01</text:p>
          </table:table-cell>
          <table:table-cell table:formula="of:=365*(-0.007155)" office:value-type="float" office:value="-2.611575" calcext:value-type="float">
            <text:p>-2.61E+00</text:p>
          </table:table-cell>
          <table:table-cell table:formula="of:=365*0.00001588" office:value-type="float" office:value="0.0057962" calcext:value-type="float">
            <text:p>5.80E-03</text:p>
          </table:table-cell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0.0002857" calcext:value-type="float">
            <text:p>2.86E-04</text:p>
          </table:table-cell>
          <table:table-cell office:value-type="float" office:value="-2.22599648308887" calcext:value-type="float">
            <text:p>-2.23E+00</text:p>
          </table:table-cell>
          <table:table-cell office:value-type="float" office:value="-9.78494924188973" calcext:value-type="float">
            <text:p>-9.78E+00</text:p>
          </table:table-cell>
          <table:table-cell office:value-type="float" office:value="0.25872636940502" calcext:value-type="float">
            <text:p>2.59E-01</text:p>
          </table:table-cell>
          <table:table-cell table:formula="of:=365*0.005134" office:value-type="float" office:value="1.87391" calcext:value-type="float">
            <text:p>1.87E+00</text:p>
          </table:table-cell>
          <table:table-cell table:formula="of:=365*(-0.001254)" office:value-type="float" office:value="-0.45771" calcext:value-type="float">
            <text:p>-4.58E-01</text:p>
          </table:table-cell>
          <table:table-cell table:formula="of:=365*(-0.0001828)" office:value-type="float" office:value="-0.066722" calcext:value-type="float">
            <text:p>-6.67E-02</text:p>
          </table:table-cell>
        </table:table-row>
        <table:table-row table:style-name="ro1">
          <table:table-cell office:value-type="string" calcext:value-type="string">
            <text:p>Uranus</text:p>
          </table:table-cell>
          <table:table-cell office:value-type="float" office:value="0.00004365" calcext:value-type="float">
            <text:p>4.37E-05</text:p>
          </table:table-cell>
          <table:table-cell office:value-type="float" office:value="18.451048476908" calcext:value-type="float">
            <text:p>1.85E+01</text:p>
          </table:table-cell>
          <table:table-cell office:value-type="float" office:value="7.58906683714134" calcext:value-type="float">
            <text:p>7.59E+00</text:p>
          </table:table-cell>
          <table:table-cell office:value-type="float" office:value="-0.210851004238754" calcext:value-type="float">
            <text:p>-2.11E-01</text:p>
          </table:table-cell>
          <table:table-cell table:formula="of:=365*(-0.0015248979355214)" office:value-type="float" office:value="-0.55658774646531" calcext:value-type="float">
            <text:p>-5.57E-01</text:p>
          </table:table-cell>
          <table:table-cell table:formula="of:=365*0.00345408413792516" office:value-type="float" office:value="1.26074071034268" calcext:value-type="float">
            <text:p>1.26E+00</text:p>
          </table:table-cell>
          <table:table-cell table:formula="of:=365*0.0000324685591160264" office:value-type="float" office:value="0.0118510240773497" calcext:value-type="float">
            <text:p>1.19E-02</text:p>
          </table:table-cell>
        </table:table-row>
        <table:table-row table:style-name="ro1">
          <table:table-cell office:value-type="string" calcext:value-type="string">
            <text:p>Neptune</text:p>
          </table:table-cell>
          <table:table-cell office:value-type="float" office:value="0.00005149" calcext:value-type="float">
            <text:p>5.15E-05</text:p>
          </table:table-cell>
          <table:table-cell office:value-type="float" office:value="28.2690751380547" calcext:value-type="float">
            <text:p>2.83E+01</text:p>
          </table:table-cell>
          <table:table-cell office:value-type="float" office:value="-9.89844592553396" calcext:value-type="float">
            <text:p>-9.90E+00</text:p>
          </table:table-cell>
          <table:table-cell office:value-type="float" office:value="-0.447649578219887" calcext:value-type="float">
            <text:p>-4.48E-01</text:p>
          </table:table-cell>
          <table:table-cell table:formula="of:=365*0.00101692795353713" office:value-type="float" office:value="0.371178703041051" calcext:value-type="float">
            <text:p>3.71E-01</text:p>
          </table:table-cell>
          <table:table-cell table:formula="of:=365*0.00298137785676923" office:value-type="float" office:value="1.08820291772077" calcext:value-type="float">
            <text:p>1.09E+00</text:p>
          </table:table-cell>
          <table:table-cell table:formula="of:=365*(-0.0000851665260450072)" office:value-type="float" office:value="-0.0310857820064276" calcext:value-type="float">
            <text:p>-3.11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9:09:52.116014115</meta:creation-date>
    <dc:date>2016-10-23T20:10:12.844645541</dc:date>
    <meta:editing-duration>PT28M38S</meta:editing-duration>
    <meta:editing-cycles>6</meta:editing-cycles>
    <meta:generator>LibreOffice/5.1.4.2$Linux_X86_64 LibreOffice_project/10m0$Build-2</meta:generator>
    <meta:document-statistic meta:table-count="1" meta:cell-count="72" meta:object-count="0"/>
  </office:meta>
</office:document-meta>
</file>